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15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2.958cm"/>
    </style:style>
    <style:style style:name="co13" style:family="table-column">
      <style:table-column-properties fo:break-before="auto" style:column-width="3.925cm"/>
    </style:style>
    <style:style style:name="co14" style:family="table-column">
      <style:table-column-properties fo:break-before="auto" style:column-width="4.036cm"/>
    </style:style>
    <style:style style:name="co15" style:family="table-column">
      <style:table-column-properties fo:break-before="auto" style:column-width="4.202cm"/>
    </style:style>
    <style:style style:name="co16" style:family="table-column">
      <style:table-column-properties fo:break-before="auto" style:column-width="3.704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2.542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2.764cm"/>
    </style:style>
    <style:style style:name="co21" style:family="table-column">
      <style:table-column-properties fo:break-before="auto" style:column-width="2.598cm"/>
    </style:style>
    <style:style style:name="co22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Pergunta 2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20" office:value-type="float" office:value="436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20" office:value-type="float" office:value="4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20" office:value-type="float" office:value="-456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20" office:value-type="float" office:value="4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640" calcext:value-type="float">
            <text:p>-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20" office:value-type="float" office:value="892" calcext:value-type="float">
            <text:p/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KOhm)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uF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Dimensoes do transformador" table:style-name="ta1"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table:table-column table:style-name="co7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</table:table-row>
      </table:table>
      <table:table table:name="Pergunta 4" table:style-name="ta1"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</table:table>
      <table:table table:name="Cálculo 3" table:style-name="ta1"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/>
          </table:table-cell>
          <table:table-cell table:number-columns-repeated="3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/>
          </table:table-cell>
          <table:table-cell table:number-columns-repeated="3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/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/>
          </table:table-cell>
          <table:table-cell table:number-columns-repeated="3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/>
          </table:table-cell>
          <table:table-cell table:number-columns-repeated="3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/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/>
          </table:table-cell>
          <table:table-cell table:number-columns-repeated="3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/>
          </table:table-cell>
          <table:table-cell table:number-columns-repeated="3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/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rFeB(Ohm)</text:p>
          </table:table-cell>
          <table:table-cell table:formula="of:=[.G4]/([.G3]^2*[.B6])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/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r2'(Ohm)</text:p>
          </table:table-cell>
          <table:table-cell table:formula="of:=[.G5]/([.G3]^2*[.B6]^2)-[.G7]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/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/>
          </table:table-cell>
          <table:table-cell table:number-columns-repeated="3"/>
          <table:table-cell office:value-type="string" calcext:value-type="string">
            <text:p>sin(phiFe)B</text:p>
          </table:table-cell>
          <table:table-cell table:formula="of:=[.G7]/(2*PI()*50g12)" office:value-type="string" office:string-value="" calcext:value-type="error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phiFe(º)</text:p>
          </table:table-cell>
          <table:table-cell office:value-type="float" office:value="17.4499" calcext:value-type="float">
            <text:p>17.44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s(phiFe)</text:p>
          </table:table-cell>
          <table:table-cell office:value-type="float" office:value="0.95398" calcext:value-type="float">
            <text:p>0.95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string" office:string-value="" calcext:value-type="error">
            <text:p/>
          </table:table-cell>
          <table:table-cell table:number-columns-repeated="3"/>
          <table:table-cell office:value-type="string" calcext:value-type="string">
            <text:p>l11B</text:p>
          </table:table-cell>
          <table:table-cell table:formula="of:=['Pergunta 3'.A24]/([.B6]*[.G3]*2*PI()*50)" office:value-type="string" office:string-value="" calcext:value-type="error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-00-0000</text:date>, <text:time style:data-style-name="N2" text:time-value="11:07:21.4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8T13:43:24.887000000</dc:date>
    <meta:editing-duration>PT2H2M34S</meta:editing-duration>
    <meta:editing-cycles>17</meta:editing-cycles>
    <meta:generator>LibreOffice/4.2.2.1$Windows_x86 LibreOffice_project/3be8cda0bddd8e430d8cda1ebfd581265cca5a0f</meta:generator>
    <meta:document-statistic meta:table-count="6" meta:cell-count="236" meta:object-count="0"/>
  </office:meta>
</office:document-meta>
</file>